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25cm" fo:margin-left="0.63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4.02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background-color="transparent" fo:padding="0.191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B1" style:family="table-cell">
      <style:table-cell-properties style:vertical-align="top" fo:padding="0.191cm" fo:border="0.0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="0.191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16.325cm" fo:margin-left="0.635cm" table:align="left" style:writing-mode="lr-tb"/>
    </style:style>
    <style:style style:name="Table2.A" style:family="table-column">
      <style:table-column-properties style:column-width="14.63cm"/>
    </style:style>
    <style:style style:name="Table2.B" style:family="table-column">
      <style:table-column-properties style:column-width="1.69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191cm" fo:border="none" style:writing-mode="lr-tb"/>
    </style:style>
    <style:style style:name="Table2.B1" style:family="table-cell">
      <style:table-cell-properties style:vertical-align="top" fo:padding="0.191cm" fo:border="0.05pt solid #000000" style:writing-mode="lr-tb"/>
    </style:style>
    <style:style style:name="Table2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16.325cm" fo:margin-left="0.635cm" table:align="left" style:writing-mode="lr-tb"/>
    </style:style>
    <style:style style:name="Table3.A" style:family="table-column">
      <style:table-column-properties style:column-width="14.63cm"/>
    </style:style>
    <style:style style:name="Table3.B" style:family="table-column">
      <style:table-column-properties style:column-width="1.69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191cm" fo:border="none" style:writing-mode="lr-tb"/>
    </style:style>
    <style:style style:name="Table3.B1" style:family="table-cell">
      <style:table-cell-properties style:vertical-align="top" fo:padding="0.191cm" fo:border="0.05pt solid #000000" style:writing-mode="lr-tb"/>
    </style:style>
    <style:style style:name="Table3.B4" style:family="table-cell">
      <style:table-cell-properties style:vertical-align="top" fo:padding="0.191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3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4" style:family="paragraph" style:parent-style-name="Normal_20__28_Web_29_">
      <style:paragraph-properties fo:margin-top="0cm" fo:margin-bottom="0cm" loext:contextual-spacing="false"/>
      <style:text-properties style:use-window-font-color="true" style:font-name="Arial" fo:font-size="12pt" style:font-size-asian="12pt" style:font-name-complex="Arial2" style:font-size-complex="12pt"/>
    </style:style>
    <style:style style:name="P5" style:family="paragraph" style:parent-style-name="Normal_20__28_Web_29_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6" style:family="paragraph" style:parent-style-name="Normal_20__28_Web_29_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7" style:family="paragraph" style:parent-style-name="Table">
      <style:text-properties style:use-window-font-color="true" style:font-name="Arial" fo:font-size="12pt" style:font-size-asian="12pt" style:font-size-complex="12pt"/>
    </style:style>
    <style:style style:name="P8" style:family="paragraph" style:parent-style-name="Table">
      <style:paragraph-properties fo:margin-left="0cm" fo:margin-right="0.127cm" fo:text-indent="0cm" style:auto-text-indent="false"/>
      <style:text-properties style:use-window-font-color="true" style:font-name="Arial" fo:font-size="12pt" style:font-size-asian="12pt" style:font-size-complex="12pt"/>
    </style:style>
    <style:style style:name="P9" style:family="paragraph" style:parent-style-name="Table">
      <style:paragraph-properties fo:margin-left="0cm" fo:margin-right="0.127cm" fo:text-indent="0cm" style:auto-text-indent="false" text:number-lines="false" text:line-number="0"/>
      <style:text-properties style:use-window-font-color="true" style:font-name="Arial" fo:font-size="12pt" style:font-size-asian="12pt" style:font-name-complex="Arial1" style:font-size-complex="12pt"/>
    </style:style>
    <style:style style:name="P10" style:family="paragraph" style:parent-style-name="Standard">
      <style:paragraph-properties fo:margin-left="1.265cm" fo:margin-right="0cm" fo:margin-top="0cm" fo:margin-bottom="0cm" loext:contextual-spacing="false" fo:text-indent="0cm" style:auto-text-indent="false">
        <style:tab-stops>
          <style:tab-stop style:position="0.744cm"/>
          <style:tab-stop style:position="14.034cm"/>
        </style:tab-stops>
      </style:paragraph-properties>
      <style:text-properties style:use-window-font-color="true" style:font-name="Arial" fo:font-size="12pt" officeooo:paragraph-rsid="00252272" style:font-size-asian="12pt" style:font-name-complex="Arial2" style:font-size-complex="12pt" style:font-weight-complex="bold"/>
    </style:style>
    <style:style style:name="P11" style:family="paragraph" style:parent-style-name="Standard" style:list-style-name="L1">
      <style:paragraph-properties fo:margin-top="0cm" fo:margin-bottom="0cm" loext:contextual-spacing="false">
        <style:tab-stops>
          <style:tab-stop style:position="0.744cm"/>
          <style:tab-stop style:position="14.034cm"/>
        </style:tab-stops>
      </style:paragraph-properties>
      <style:text-properties style:use-window-font-color="true" style:font-name="Arial" fo:font-size="12pt" officeooo:paragraph-rsid="00252272" style:font-size-asian="12pt" style:font-name-complex="Arial2" style:font-size-complex="12pt" style:font-weight-complex="bold"/>
    </style:style>
    <style:style style:name="P12" style:family="paragraph" style:parent-style-name="Standard" style:list-style-name="L1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13" style:family="paragraph" style:parent-style-name="Normal_20__28_Web_29_" style:master-page-name="Standard">
      <style:paragraph-properties fo:margin-top="0cm" fo:margin-bottom="0cm" loext:contextual-spacing="false" style:page-number="auto"/>
      <style:text-properties style:use-window-font-color="true" style:font-name="Arial" fo:font-size="12pt" style:font-size-asian="12pt" style:font-name-complex="Arial2" style:font-size-complex="12pt"/>
    </style:style>
    <style:style style:name="P14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/>
    </style:style>
    <style:style style:name="P15" style:family="paragraph" style:parent-style-name="Normal_20__28_Web_29_" style:list-style-name="L1">
      <style:paragraph-properties fo:margin-top="0cm" fo:margin-bottom="0cm" loext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16" style:family="paragraph" style:parent-style-name="Normal_20__28_Web_29_" style:list-style-name="L1">
      <style:paragraph-properties fo:margin-top="0cm" fo:margin-bottom="0cm" loext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17" style:family="paragraph" style:parent-style-name="Normal_20__28_Web_29_" style:list-style-name="L1">
      <style:text-properties style:use-window-font-color="true" style:font-name="Arial" fo:font-size="12pt" style:font-size-asian="12pt" style:font-name-complex="Arial1" style:font-size-complex="12pt"/>
    </style:style>
    <style:style style:name="P18" style:family="paragraph" style:parent-style-name="Table" style:list-style-name="L1">
      <style:text-properties style:use-window-font-color="true" style:font-name="Arial" fo:font-size="12pt" style:font-size-asian="12pt" style:font-name-complex="Arial2" style:font-size-complex="12pt"/>
    </style:style>
    <style:style style:name="P19" style:family="paragraph" style:parent-style-name="Table" style:list-style-name="L1">
      <style:text-properties style:use-window-font-color="true" style:font-name="Arial" fo:font-size="12pt" officeooo:paragraph-rsid="001132a4" style:font-size-asian="12pt" style:font-name-complex="Arial2" style:font-size-complex="12pt"/>
    </style:style>
    <style:style style:name="P20" style:family="paragraph" style:parent-style-name="Table" style:list-style-name="L1">
      <style:text-properties style:use-window-font-color="true" fo:font-size="12pt" style:font-size-asian="12pt" style:font-size-complex="12pt"/>
    </style:style>
    <style:style style:name="T1" style:family="text">
      <style:text-properties style:font-name-complex="Arial1"/>
    </style:style>
    <style:style style:name="T2" style:family="text">
      <style:text-properties officeooo:rsid="000ebbd6"/>
    </style:style>
    <style:style style:name="T3" style:family="text">
      <style:text-properties officeooo:rsid="00107979"/>
    </style:style>
    <style:style style:name="T4" style:family="text">
      <style:text-properties officeooo:rsid="001132a4"/>
    </style:style>
    <style:style style:name="T5" style:family="text">
      <style:text-properties officeooo:rsid="0015e6d8"/>
    </style:style>
    <style:style style:name="T6" style:family="text">
      <style:text-properties officeooo:rsid="001aef02"/>
    </style:style>
    <style:style style:name="T7" style:family="text">
      <style:text-properties officeooo:rsid="001e34b9"/>
    </style:style>
    <style:style style:name="T8" style:family="text">
      <style:text-properties officeooo:rsid="001eef03"/>
    </style:style>
    <style:style style:name="T9" style:family="text">
      <style:text-properties officeooo:rsid="002038fa"/>
    </style:style>
    <style:style style:name="T10" style:family="text">
      <style:text-properties officeooo:rsid="002237ae"/>
    </style:style>
    <style:style style:name="T11" style:family="text">
      <style:text-properties officeooo:rsid="00240faf"/>
    </style:style>
    <style:style style:name="T12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Arial1" fo:font-style="normal" fo:font-weight="normal" officeooo:rsid="00624dd3" style:font-style-asian="normal" style:font-weight-asian="normal" style:font-style-complex="normal" style:font-weight-complex="normal"/>
    </style:style>
    <style:style style:name="T14" style:family="text">
      <style:text-properties officeooo:rsid="00268f79"/>
    </style:style>
    <style:style style:name="T15" style:family="text">
      <style:text-properties officeooo:rsid="0026ee41"/>
    </style:style>
    <style:style style:name="T16" style:family="text">
      <style:text-properties officeooo:rsid="00270e59"/>
    </style:style>
    <style:style style:name="T17" style:family="text">
      <style:text-properties officeooo:rsid="0028bd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Knowledge Check 5</text:p>
      <text:p text:style-name="P4"/>
      <text:p text:style-name="P4"/>
      <text:list xml:id="list5628636039188159721" text:style-name="L1">
        <text:list-header>
          <text:p text:style-name="P14"/>
        </text:list-header>
        <text:list-item>
          <text:p text:style-name="P17"><text:s/>Match the descriptions in the list on the left with the correct concept from the list on the right.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9" text:outline-level="1">Sequence of elements, which allows repeating elements;</text:h>
          </table:table-cell>
          <table:table-cell table:style-name="Table1.B1" office:value-type="string">
            <text:h text:style-name="P7" text:outline-level="1">A. <text:span text:style-name="T1">Collection</text:span></text:h>
          </table:table-cell>
        </table:table-row>
        <table:table-row table:style-name="Table1.2">
          <table:table-cell table:style-name="Table1.A2" office:value-type="string">
            <text:h text:style-name="P8" text:outline-level="1">Interface, which is superinterface for all other collections;</text:h>
          </table:table-cell>
          <table:table-cell table:style-name="Table1.B3" office:value-type="string">
            <text:h text:style-name="P7" text:outline-level="1">B. List</text:h>
          </table:table-cell>
        </table:table-row>
        <table:table-row table:style-name="Table1.3">
          <table:table-cell table:style-name="Table1.A3" office:value-type="string">
            <text:h text:style-name="P8" text:outline-level="1">Key-value pair collection;</text:h>
          </table:table-cell>
          <table:table-cell table:style-name="Table1.B3" office:value-type="string">
            <text:h text:style-name="P7" text:outline-level="1">C. Set</text:h>
          </table:table-cell>
        </table:table-row>
        <table:table-row table:style-name="Table1.4">
          <table:table-cell table:style-name="Table1.A4" office:value-type="string">
            <text:h text:style-name="P8" text:outline-level="1">Non sequential collection without duplicate elements.</text:h>
          </table:table-cell>
          <table:table-cell table:style-name="Table1.B4" office:value-type="string">
            <text:h text:style-name="P7" text:outline-level="1">D. Map</text:h>
          </table:table-cell>
        </table:table-row>
      </table:table>
      <text:p text:style-name="P1"/>
      <text:p text:style-name="P10"><text:span text:style-name="T12">Which of the following statements are<text:tab/></text:span><text:span text:style-name="T13">true/fals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40051755799297" text:continue-numbering="true" text:style-name="L1">
              <text:list-item>
                <text:h text:style-name="P18" text:outline-level="1">We can create any Collection by typing new Collection();</text:h>
              </text:list-item>
            </text:list>
          </table:table-cell>
          <table:table-cell table:style-name="Table2.B1" office:value-type="string">
            <text:list xml:id="list140050342945193" text:continue-numbering="true" text:style-name="L1">
              <text:list-header>
                <text:h text:style-name="P2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40050985470179" text:continue-numbering="true" text:style-name="L1">
              <text:list-item>
                <text:h text:style-name="P19" text:outline-level="1">ArrayList and <text:span text:style-name="T4">Vector</text:span> are implementations <text:span text:style-name="T4">of </text:span>List interface</text:h>
              </text:list-item>
            </text:list>
          </table:table-cell>
          <table:table-cell table:style-name="Table2.B1" office:value-type="string">
            <text:list xml:id="list140050219939216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40050849251619" text:continue-numbering="true" text:style-name="L1">
              <text:list-item>
                <text:h text:style-name="P18" text:outline-level="1">You <text:span text:style-name="T11">CAN'T </text:span>store primitive types in collection <text:span text:style-name="T6">directly</text:span>.</text:h>
              </text:list-item>
            </text:list>
          </table:table-cell>
          <table:table-cell table:style-name="Table2.B1" office:value-type="string">
            <text:list xml:id="list140050337742393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40050486742274" text:continue-numbering="true" text:style-name="L1">
              <text:list-item>
                <text:h text:style-name="P18" text:outline-level="1">To make Collections.sort() work you need only implement compareTo method.</text:h>
              </text:list-item>
            </text:list>
          </table:table-cell>
          <table:table-cell table:style-name="Table2.B4" office:value-type="string">
            <text:list xml:id="list140051859103142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40050331387609" text:continue-numbering="true" text:style-name="L1">
              <text:list-item>
                <text:h text:style-name="P18" text:outline-level="1"><text:span text:style-name="T5">Modern IDEs </text:span>force<text:span text:style-name="T5">s you </text:span>to declare Collection type when you create collection.</text:h>
              </text:list-item>
            </text:list>
          </table:table-cell>
          <table:table-cell table:style-name="Table2.B4" office:value-type="string">
            <text:list xml:id="list140052281215631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</table:table>
      <text:p text:style-name="P1"/>
      <text:list xml:id="list140052172370586" text:continue-numbering="true" text:style-name="L1">
        <text:list-item>
          <text:p text:style-name="P15">Select the correct collection initialization:</text:p>
          <text:list>
            <text:list-item>
              <text:p text:style-name="P15">List list = new List();</text:p>
            </text:list-item>
            <text:list-item>
              <text:p text:style-name="P15">List&lt;String&gt; list = new <text:span text:style-name="T10">Linked</text:span>List&lt;String&gt;();</text:p>
            </text:list-item>
            <text:list-item>
              <text:p text:style-name="P15">Collection set = new Set();</text:p>
            </text:list-item>
            <text:list-item>
              <text:p text:style-name="P15">List&lt;Integer&gt; = new LinkedList&lt;Integer&gt;();</text:p>
            </text:list-item>
          </text:list>
        </text:list-item>
      </text:list>
      <text:p text:style-name="P6"/>
      <text:list xml:id="list140050438027116" text:continue-numbering="true" text:style-name="L1">
        <text:list-item>
          <text:p text:style-name="P16">Collections can contain different type<text:span text:style-name="T3">s, which are managed in the same way</text:span>. This language feature is called:</text:p>
          <text:list>
            <text:list-item>
              <text:p text:style-name="P16">Polymorphism;</text:p>
            </text:list-item>
            <text:list-item>
              <text:p text:style-name="P16">Encapsulation;</text:p>
            </text:list-item>
            <text:list-item>
              <text:p text:style-name="P16">Variability;</text:p>
            </text:list-item>
            <text:list-item>
              <text:p text:style-name="P16">Inheritance.</text:p>
            </text:list-item>
          </text:list>
        </text:list-item>
      </text:list>
      <text:p text:style-name="P6"/>
      <text:list xml:id="list140052115059569" text:continue-numbering="true" text:style-name="L1">
        <text:list-item>
          <text:p text:style-name="P16">To traverse through collection we need to use</text:p>
          <text:list>
            <text:list-item>
              <text:p text:style-name="P16">Parser;</text:p>
            </text:list-item>
            <text:list-item>
              <text:p text:style-name="P16">Traverser;</text:p>
            </text:list-item>
            <text:list-item>
              <text:p text:style-name="P16">Iterator;</text:p>
            </text:list-item>
            <text:list-item>
              <text:p text:style-name="P16">counter.</text:p>
            </text:list-item>
          </text:list>
        </text:list-item>
      </text:list>
      <text:p text:style-name="P6"/>
      <text:list xml:id="list140051540113299" text:continue-numbering="true" text:style-name="L1">
        <text:list-item>
          <text:p text:style-name="P16"><text:soft-page-break/>To <text:span text:style-name="T7">store int</text:span> <text:span text:style-name="T7">values </text:span>to collection we need:</text:p>
          <text:list>
            <text:list-item>
              <text:p text:style-name="P16">Simply add them, using add method;</text:p>
            </text:list-item>
            <text:list-item>
              <text:p text:style-name="P16">Declare Collection as Collection&lt;int&gt;;</text:p>
            </text:list-item>
            <text:list-item>
              <text:p text:style-name="P16">Use Integer wrapper <text:span text:style-name="T9">class</text:span>;</text:p>
            </text:list-item>
            <text:list-item>
              <text:p text:style-name="P16">It is impossible in J<text:span text:style-name="T8">ava</text:span>.</text:p>
            </text:list-item>
          </text:list>
        </text:list-item>
      </text:list>
      <text:p text:style-name="P5"/>
      <text:list xml:id="list140051777515507" text:continue-numbering="true" text:style-name="L1">
        <text:list-header>
          <text:p text:style-name="P11"><text:span text:style-name="T12">Which of the following statements are<text:tab/></text:span><text:span text:style-name="T13">true/false</text:span></text:p>
        </text:list-header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140052137874917" text:continue-numbering="true" text:style-name="L1">
              <text:list-item>
                <text:h text:style-name="P18" text:outline-level="1">System.out.print is an object, which can write to standart input.</text:h>
              </text:list-item>
            </text:list>
          </table:table-cell>
          <table:table-cell table:style-name="Table3.B1" office:value-type="string">
            <text:list xml:id="list140050255233341" text:continue-numbering="true" text:style-name="L1">
              <text:list-header>
                <text:h text:style-name="P20" text:outline-level="1"/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40051212104420" text:continue-numbering="true" text:style-name="L1">
              <text:list-item>
                <text:h text:style-name="P18" text:outline-level="1">System.out.println() and System.out.print(“\r\n”) are equal.</text:h>
              </text:list-item>
            </text:list>
          </table:table-cell>
          <table:table-cell table:style-name="Table3.B1" office:value-type="string">
            <text:list xml:id="list140051511488644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40050468023728" text:continue-numbering="true" text:style-name="L1">
              <text:list-item>
                <text:h text:style-name="P18" text:outline-level="1">You need to handle exceptions if you are trying to read data.</text:h>
              </text:list-item>
            </text:list>
          </table:table-cell>
          <table:table-cell table:style-name="Table3.B1" office:value-type="string">
            <text:list xml:id="list140050207841499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40050361006839" text:continue-numbering="true" text:style-name="L1">
              <text:list-item>
                <text:h text:style-name="P18" text:outline-level="1">Java class java.inputOutput is responsible for input and output.</text:h>
              </text:list-item>
            </text:list>
          </table:table-cell>
          <table:table-cell table:style-name="Table3.B4" office:value-type="string">
            <text:list xml:id="list140051303256130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  <table:table-row table:style-name="Table3.1">
          <table:table-cell table:style-name="Table3.A1" office:value-type="string">
            <text:list xml:id="list140052181491692" text:continue-numbering="true" text:style-name="L1">
              <text:list-item>
                <text:h text:style-name="P18" text:outline-level="1">We use Readers input and output symbols.</text:h>
              </text:list-item>
            </text:list>
          </table:table-cell>
          <table:table-cell table:style-name="Table3.B4" office:value-type="string">
            <text:list xml:id="list140050406100796" text:continue-numbering="true" text:style-name="L1">
              <text:list-header>
                <text:h text:style-name="P18" text:outline-level="1"/>
              </text:list-header>
            </text:list>
          </table:table-cell>
        </table:table-row>
      </table:table>
      <text:p text:style-name="P2"/>
      <text:list xml:id="list140051601904077" text:continue-numbering="true" text:style-name="L1">
        <text:list-item>
          <text:p text:style-name="P12">Which function is used to understand if file is really created</text:p>
          <text:list>
            <text:list-item>
              <text:p text:style-name="P12">exists();</text:p>
            </text:list-item>
            <text:list-item>
              <text:p text:style-name="P12">created();</text:p>
            </text:list-item>
            <text:list-item>
              <text:p text:style-name="P12">available();</text:p>
            </text:list-item>
            <text:list-item>
              <text:p text:style-name="P12">isReadyToWrite().</text:p>
            </text:list-item>
          </text:list>
        </text:list-item>
      </text:list>
      <text:p text:style-name="P2"/>
      <text:list xml:id="list140051344362326" text:continue-numbering="true" text:style-name="L1">
        <text:list-item>
          <text:p text:style-name="P12">Cho<text:span text:style-name="T2">os</text:span>e sequence of classes <text:span text:style-name="T16">to read</text:span> data <text:span text:style-name="T17">from data source into program</text:span>:</text:p>
          <text:list>
            <text:list-item>
              <text:p text:style-name="P12">Data → DataOutputStream → BufferedOutputStream → Program;</text:p>
            </text:list-item>
            <text:list-item>
              <text:p text:style-name="P12">Data → FileInputStream → BufferedInputStream → DataInputStream → Program;</text:p>
            </text:list-item>
            <text:list-item>
              <text:p text:style-name="P12">Data → BufferedInputStream → Console → Program;</text:p>
            </text:list-item>
            <text:list-item>
              <text:p text:style-name="P12">Data → DataWrapper → BufferedOutputStream → Program.</text:p>
            </text:list-item>
          </text:list>
        </text:list-item>
      </text:list>
      <text:p text:style-name="P2"/>
      <text:list xml:id="list140051299213220" text:continue-numbering="true" text:style-name="L1">
        <text:list-item>
          <text:p text:style-name="P12">In JAVA there are two types of data streams:</text:p>
          <text:list>
            <text:list-item>
              <text:p text:style-name="P12">Symbol data stream and byte data stream;</text:p>
            </text:list-item>
            <text:list-item>
              <text:p text:style-name="P12">File data stream and byte data stream;</text:p>
            </text:list-item>
            <text:list-item>
              <text:p text:style-name="P12">Standart data stream and symbol data stream;</text:p>
            </text:list-item>
            <text:list-item>
              <text:p text:style-name="P12">buffered stream and symbol stream.</text:p>
            </text:list-item>
          </text:list>
        </text:list-item>
      </text:list>
      <text:p text:style-name="P2"/>
      <text:list xml:id="list140050946538222" text:continue-numbering="true" text:style-name="L1">
        <text:list-item>
          <text:p text:style-name="P12"><text:s/>When <text:span text:style-name="T14">writing to </text:span>file, which exception we usually need to handle?</text:p>
          <text:list>
            <text:list-item>
              <text:p text:style-name="P12">FileNotExistsException;</text:p>
            </text:list-item>
            <text:list-item>
              <text:p text:style-name="P12">IOException;</text:p>
            </text:list-item>
            <text:list-item>
              <text:p text:style-name="P12">BufferOverflowException;</text:p>
            </text:list-item>
            <text:list-item>
              <text:p text:style-name="P12">FileNotFoundException.</text:p>
            </text:list-item>
          </text:list>
        </text:list-item>
      </text:list>
      <text:p text:style-name="P2"/>
      <text:list xml:id="list140050418938954" text:continue-numbering="true" text:style-name="L1">
        <text:list-item>
          <text:p text:style-name="P12">Select feature, which is not realized in <text:span text:style-name="T5">Character</text:span> streams:</text:p>
          <text:list>
            <text:list-item>
              <text:p text:style-name="P12"><text:span text:style-name="T5">F</text:span>iltering;</text:p>
            </text:list-item>
            <text:list-item>
              <text:p text:style-name="P12">Serialization;</text:p>
            </text:list-item>
            <text:list-item>
              <text:p text:style-name="P12">Buffering;</text:p>
            </text:list-item>
            <text:list-item>
              <text:p text:style-name="P12">Writing to fi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25cm" fo:margin-right="-0.025cm" fo:margin-top="0cm" fo:margin-bottom="0cm" loext:contextual-spacing="false" fo:text-indent="-0.025cm" style:auto-text-indent="false" style:page-number="auto" style:shadow="none" style:vertical-align="middle">
        <style:tab-stops/>
      </style:paragraph-properties>
      <style:text-properties fo:font-style="normal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loext:contextual-spacing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loext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Heading1" style:family="paragraph" style:parent-style-name="Standard">
      <style:paragraph-properties fo:margin-top="0.42cm" fo:margin-bottom="0.21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6-11-07T14:00:50.096227494</dc:date>
    <meta:editing-duration>PT2H48M43S</meta:editing-duration>
    <meta:editing-cycles>83</meta:editing-cycles>
    <meta:generator>LibreOffice/5.2.3.2$Linux_X86_64 LibreOffice_project/20m0$Build-2</meta:generator>
    <dc:creator>Valdis Vītoliņš</dc:creator>
    <meta:document-statistic meta:table-count="3" meta:image-count="0" meta:object-count="0" meta:page-count="2" meta:paragraph-count="67" meta:word-count="420" meta:character-count="2620" meta:non-whitespace-character-count="2321"/>
  </office:meta>
</office:document-meta>
</file>